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ellipse draw:style-name="gr1" draw:text-style-name="P2" draw:layer="layout" svg:width="6cm" svg:height="1.3cm" svg:x="12.5cm" svg:y="13cm">
          <text:p text:style-name="P1"><text:span text:style-name="T1">Gegevens eigenaar inzien</text:span></text:p>
        </draw:ellipse>
        <draw:ellipse draw:style-name="gr1" draw:text-style-name="P2" draw:layer="layout" svg:width="5.5cm" svg:height="1.1cm" svg:x="5.4cm" svg:y="13.1cm">
          <text:p text:style-name="P1"><text:span text:style-name="T1">Kentekens opzoeken</text:span></text:p>
        </draw:ellipse>
        <draw:line draw:style-name="gr2" draw:text-style-name="P1" draw:layer="layout" svg:x1="10.9cm" svg:y1="13.7cm" svg:x2="12.5cm" svg:y2="13.7cm">
          <text:p/>
        </draw:line>
        <draw:ellipse draw:style-name="gr1" draw:text-style-name="P1" draw:layer="layout" svg:width="2.6cm" svg:height="0.8cm" svg:x="0cm" svg:y="13.2cm">
          <text:p text:style-name="P1">User</text:p>
        </draw:ellipse>
        <draw:line draw:style-name="gr2" draw:text-style-name="P1" draw:layer="layout" svg:x1="2.5cm" svg:y1="13.7cm" svg:x2="5.4cm" svg:y2="1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m de Haan</meta:initial-creator>
    <meta:creation-date>2015-04-10T12:28:21.31</meta:creation-date>
    <dc:date>2015-04-13T21:27:24.77</dc:date>
    <dc:creator>Tom de Haan</dc:creator>
    <meta:editing-duration>PT38M6S</meta:editing-duration>
    <meta:editing-cycles>3</meta:editing-cycles>
    <meta:generator>OpenOffice/4.1.1$Win32 OpenOffice.org_project/411m6$Build-9775</meta:generator>
    <meta:document-statistic meta:object-count="5"/>
  </office:meta>
</office:document-meta>
</file>